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7, 2022 (03:5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item>
          <text:p text:style-name="P11">make sure to include blank lines before and after code blocks, since the absence of these can cause the code block to display incorrectly.</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39Z</meta:creation-date>
    <dc:date>2022-03-17T19:59:39Z</dc:date>
    <meta:user-defined meta:name="date" meta:value-type="string">March  17, 2022 (03:5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